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i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text:line-break/></text:p>
      <text:p text:style-name="P2"/>
      <text:p text:style-name="P2"><text:s text:c="2"/><text:line-break/><text:line-break/></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7T18:58:06.71</dc:date>
    <dc:creator>Blake Stanger</dc:creator>
    <meta:editing-duration>P3DT8H39M16S</meta:editing-duration>
    <meta:editing-cycles>191</meta:editing-cycles>
    <meta:generator>OpenOffice/4.1.11$Win32 OpenOffice.org_project/4111m1$Build-9808</meta:generator>
    <meta:document-statistic meta:table-count="0" meta:image-count="0" meta:object-count="0" meta:page-count="21" meta:paragraph-count="182" meta:word-count="11867" meta:character-count="65879"/>
  </office:meta>
</office:document-meta>
</file>